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9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6" style:family="graphic" style:parent-style-name="standard">
      <style:graphic-properties draw:stroke="none" svg:stroke-color="#000000" draw:fill="none" draw:fill-color="#ffffff" fo:min-height="0.751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1.8cm" svg:y="5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0.4cm" svg:height="0.4cm" svg:x="1.9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cm" svg:height="0.4cm" svg:x="2.7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cm" svg:height="0.4cm" svg:x="2.3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7.1cm" svg:y="7.20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0.4cm" svg:height="0.4cm" svg:x="7.2cm" svg:y="8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8cm" svg:y="8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cm" svg:height="0.4cm" svg:x="7.6cm" svg:y="7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cm" svg:y="9.4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0.4cm" svg:height="0.4cm" svg:x="6.6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cm" svg:height="0.4cm" svg:x="7.4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7cm" svg:y="10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1.537cm" svg:y="9.876cm">
          <draw:text-box>
            <text:p><text:span text:style-name="T1">NC</text:span></text:p>
          </draw:text-box>
        </draw:frame>
        <draw:frame draw:style-name="gr4" draw:text-style-name="P2" draw:layer="layout" svg:width="1.1cm" svg:height="0.6cm" svg:x="7.8cm" svg:y="9.5cm">
          <draw:text-box>
            <text:p><text:span text:style-name="T1">NC</text:span></text:p>
          </draw:text-box>
        </draw:frame>
        <draw:frame draw:style-name="gr3" draw:text-style-name="P2" draw:layer="layout" svg:width="1.1cm" svg:height="0.581cm" svg:x="1.096cm" svg:y="9.1cm">
          <draw:text-box>
            <text:p><text:span text:style-name="T1">NC</text:span></text:p>
          </draw:text-box>
        </draw:frame>
        <draw:frame draw:style-name="gr3" draw:text-style-name="P2" draw:layer="layout" svg:width="1cm" svg:height="0.581cm" svg:x="8.4cm" svg:y="8.025cm">
          <draw:text-box>
            <text:p><text:span text:style-name="T1">NC</text:span></text:p>
          </draw:text-box>
        </draw:frame>
        <draw:frame draw:style-name="gr5" draw:layer="layout" svg:width="0.662cm" svg:height="0.759cm" svg:x="1.238cm" svg:y="5.5cm">
          <draw:text-box>
            <text:p><text:span text:style-name="T2">1</text:span></text:p>
          </draw:text-box>
        </draw:frame>
        <draw:frame draw:style-name="gr6" draw:layer="layout" svg:width="0.677cm" svg:height="0.806cm" svg:x="8.423cm" svg:y="7.2cm">
          <draw:text-box>
            <text:p><text:span text:style-name="T3">3</text:span></text:p>
          </draw:text-box>
        </draw:frame>
        <draw:frame draw:style-name="gr7" draw:layer="layout" svg:width="0.8cm" svg:height="0.824cm" svg:x="1.2cm" svg:y="9.776cm">
          <draw:text-box>
            <text:p><text:span text:style-name="T3">4</text:span></text:p>
          </draw:text-box>
        </draw:frame>
        <draw:frame draw:style-name="gr6" draw:layer="layout" svg:width="0.777cm" svg:height="0.806cm" svg:x="7.8cm" svg:y="10.194cm">
          <draw:text-box>
            <text:p><text:span text:style-name="T3">5</text:span></text:p>
          </draw:text-box>
        </draw:frame>
        <draw:rect draw:style-name="gr8" draw:text-style-name="P1" draw:layer="layout" svg:width="2.4cm" svg:height="1.9cm" svg:x="4cm" svg:y="1.2cm">
          <text:p text:style-name="P1"><text:span text:style-name="T2">RPi 3</text:span></text:p>
          <text:p text:style-name="P1"><text:span text:style-name="T2">WsprryPi</text:span></text:p>
        </draw:rect>
        <draw:rect draw:style-name="gr9" draw:text-style-name="P1" draw:layer="layout" svg:width="2.3cm" svg:height="1.9cm" svg:x="1.4cm" svg:y="1.2cm">
          <text:p text:style-name="P1"><text:span text:style-name="T2">FCD Pro+</text:span></text:p>
        </draw:rect>
        <draw:frame draw:style-name="gr10" draw:layer="layout" svg:width="1.076cm" svg:height="0.687cm" svg:x="4.7cm" svg:y="2.513cm">
          <draw:text-box>
            <text:p><text:span text:style-name="T4">TX</text:span></text:p>
          </draw:text-box>
        </draw:frame>
        <draw:custom-shape draw:style-name="gr11" draw:text-style-name="P1" xml:id="id15" draw:id="id15" draw:layer="layout" svg:width="0.8cm" svg:height="0.612cm" svg:x="4.8cm" svg:y="3.2cm">
          <text:p text:style-name="P1"><text:span text:style-name="T5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" draw:id="id2" draw:layer="layout" svg:width="0.8cm" svg:height="0.612cm" svg:x="2.1cm" svg:y="3.188cm">
          <text:p text:style-name="P1"><text:span text:style-name="T5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2" draw:id="id12" draw:layer="layout" svg:width="0.8cm" svg:height="0.612cm" svg:x="6.8cm" svg:y="11.388cm">
          <text:p text:style-name="P1"><text:span text:style-name="T5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0.8cm" svg:height="0.612cm" svg:x="2.1cm" svg:y="11.2cm">
          <text:p text:style-name="P1"><text:span text:style-name="T5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5cm" svg:height="2cm" svg:x="6.5cm" svg:y="10.9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3" draw:layer="layout" svg:width="3.389cm" svg:height="0.725cm" svg:x="5.711cm" svg:y="13cm">
          <draw:text-box>
            <text:p><text:span text:style-name="T5">160/80 LOOPS</text:span></text:p>
          </draw:text-box>
        </draw:frame>
        <draw:custom-shape draw:style-name="gr1" draw:text-style-name="P1" draw:layer="layout" svg:width="1.4cm" svg:height="1.4cm" svg:x="1.8cm" svg:y="9.07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0.4cm" svg:height="0.4cm" svg:x="1.9cm" svg:y="9.1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4cm" svg:height="0.4cm" svg:x="2.7cm" svg:y="9.1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cm" svg:height="0.4cm" svg:x="2.3cm" svg:y="9.9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2.5cm" svg:y1="5.6cm" svg:x2="2.5cm" svg:y2="3.8cm" draw:start-shape="id1" draw:start-glue-point="4" draw:end-shape="id2" draw:end-glue-point="2" svg:d="M2500 5600v-1800">
          <text:p/>
        </draw:connector>
        <draw:frame draw:style-name="gr15" draw:layer="layout" svg:width="0.68cm" svg:height="0.963cm" svg:x="8.82cm" svg:y="12.8cm">
          <draw:text-box>
            <text:p><text:s/></text:p>
          </draw:text-box>
        </draw:frame>
        <draw:frame draw:style-name="gr16" draw:layer="layout" svg:width="1.2cm" svg:height="1.001cm" svg:x="2cm" svg:y="2.4cm">
          <draw:text-box>
            <text:p><text:span text:style-name="T3">RX</text:span></text:p>
          </draw:text-box>
        </draw:frame>
        <draw:connector draw:style-name="gr14" draw:text-style-name="P1" draw:layer="layout" draw:line-skew="0.55cm" svg:x1="2.9cm" svg:y1="6.8cm" svg:x2="6.8cm" svg:y2="9.5cm" draw:start-shape="id3" draw:start-glue-point="8" draw:end-shape="id4" draw:end-glue-point="8" svg:d="M2900 6800v1900h3900v800">
          <text:p/>
        </draw:connector>
        <draw:connector draw:style-name="gr14" draw:text-style-name="P1" draw:layer="layout" svg:x1="2.1cm" svg:y1="6.8cm" svg:x2="2.1cm" svg:y2="9.176cm" draw:start-shape="id5" draw:start-glue-point="8" draw:end-shape="id6" draw:end-glue-point="8" svg:d="M2100 6800v2376">
          <text:p/>
        </draw:connector>
        <draw:connector draw:style-name="gr14" draw:text-style-name="P1" draw:layer="layout" svg:x1="8.2cm" svg:y1="8.506cm" svg:x2="7.6cm" svg:y2="9.5cm" draw:start-shape="id7" draw:start-glue-point="8" draw:end-shape="id8" draw:end-glue-point="8" svg:d="M8200 8506v497h-600v497">
          <text:p/>
        </draw:connector>
        <draw:connector draw:style-name="gr14" draw:text-style-name="P1" draw:layer="layout" svg:x1="2.5cm" svg:y1="10.376cm" svg:x2="2.5cm" svg:y2="11.2cm" draw:start-shape="id9" draw:start-glue-point="4" draw:end-shape="id10" draw:end-glue-point="0" svg:d="M2500 10376v824">
          <text:p/>
        </draw:connector>
        <draw:connector draw:style-name="gr14" draw:text-style-name="P1" draw:layer="layout" svg:x1="7.2cm" svg:y1="10.7cm" svg:x2="7.2cm" svg:y2="11.388cm" draw:start-shape="id11" draw:start-glue-point="4" draw:end-shape="id12" draw:end-glue-point="0" svg:d="M7200 10700v688">
          <text:p/>
        </draw:connector>
        <draw:line draw:style-name="gr17" draw:text-style-name="P1" draw:layer="layout" svg:x1="2.3cm" svg:y1="13cm" svg:x2="2.5cm" svg:y2="11.9cm">
          <text:p/>
        </draw:line>
        <draw:frame draw:style-name="gr18" draw:layer="layout" svg:width="3.7cm" svg:height="0.725cm" svg:x="1.2cm" svg:y="13cm">
          <draw:text-box draw:corner-radius="0.4cm">
            <text:p><text:span text:style-name="T5">80-10 EFD</text:span></text:p>
          </draw:text-box>
        </draw:frame>
        <draw:frame draw:style-name="gr3" draw:text-style-name="P2" draw:layer="layout" svg:width="1.1cm" svg:height="0.581cm" svg:x="1cm" svg:y="6.3cm">
          <draw:text-box>
            <text:p><text:span text:style-name="T1">NC</text:span></text:p>
          </draw:text-box>
        </draw:frame>
        <draw:rect draw:style-name="gr8" draw:text-style-name="P1" draw:layer="layout" svg:width="2.4cm" svg:height="1.9cm" svg:x="6.7cm" svg:y="1.2cm">
          <text:p text:style-name="P1"><text:span text:style-name="T2">IC7100</text:span></text:p>
        </draw:rect>
        <draw:custom-shape draw:style-name="gr11" draw:text-style-name="P1" xml:id="id17" draw:id="id17" draw:layer="layout" svg:width="0.8cm" svg:height="0.612cm" svg:x="7.5cm" svg:y="3.2cm">
          <text:p text:style-name="P1"><text:span text:style-name="T5">R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1cm" svg:y1="9.377cm" svg:x2="7.2cm" svg:y2="8.306cm" draw:start-shape="id13" draw:start-glue-point="10" draw:end-shape="id14" draw:end-glue-point="6" svg:d="M3100 9377h2050v-1071h2050">
          <text:p/>
        </draw:connector>
        <draw:custom-shape draw:style-name="gr1" draw:text-style-name="P1" draw:layer="layout" svg:width="1.4cm" svg:height="1.4cm" svg:x="6cm" svg:y="4.60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0.4cm" svg:height="0.4cm" svg:x="6.1cm" svg:y="4.7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cm" svg:height="0.4cm" svg:x="6.9cm" svg:y="4.7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cm" svg:height="0.4cm" svg:x="6.5cm" svg:y="5.5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cm" svg:height="0.581cm" svg:x="5.3cm" svg:y="4.619cm">
          <draw:text-box>
            <text:p><text:span text:style-name="T1">NC</text:span></text:p>
          </draw:text-box>
        </draw:frame>
        <draw:frame draw:style-name="gr6" draw:layer="layout" svg:width="0.677cm" svg:height="0.806cm" svg:x="5.4cm" svg:y="5.294cm">
          <draw:text-box>
            <text:p><text:span text:style-name="T3">2</text:span></text:p>
          </draw:text-box>
        </draw:frame>
        <draw:connector draw:style-name="gr14" draw:text-style-name="P1" draw:layer="layout" draw:line-skew="-1.407cm -0.701cm" svg:x1="5.2cm" svg:y1="3.812cm" svg:x2="6.3cm" svg:y2="4.706cm" draw:start-shape="id15" draw:start-glue-point="2" draw:end-shape="id16" draw:end-glue-point="8" svg:d="M5200 3812v388h1100v5 501">
          <text:p/>
        </draw:connector>
        <draw:connector draw:style-name="gr14" draw:text-style-name="P1" draw:layer="layout" svg:x1="7.9cm" svg:y1="3.812cm" svg:x2="7.1cm" svg:y2="4.706cm" draw:start-shape="id17" draw:start-glue-point="2" draw:end-shape="id18" draw:end-glue-point="8" svg:d="M7900 3812v448h-800v446">
          <text:p/>
        </draw:connector>
        <draw:connector draw:style-name="gr14" draw:text-style-name="P1" draw:layer="layout" svg:x1="6.7cm" svg:y1="5.906cm" svg:x2="7.8cm" svg:y2="7.306cm" draw:start-shape="id19" draw:start-glue-point="4" draw:end-shape="id20" draw:end-glue-point="4" svg:d="M6700 5906v700h110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7-04-26T08:56:06.07</dc:date>
    <dc:creator>Bob Cowdery</dc:creator>
    <meta:editing-duration>PT5H2M28S</meta:editing-duration>
    <meta:editing-cycles>12</meta:editing-cycles>
    <meta:generator>OpenOffice/4.1.2$Win32 OpenOffice.org_project/412m3$Build-9782</meta:generator>
    <meta:document-statistic meta:object-count="56"/>
  </office:meta>
</office:document-meta>
</file>